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179.45mm" svg:height="112.18mm" svg:x="146.5mm" svg:y="7.94mm">
            <loext:p/>
            <draw:object draw:notify-on-update-of-ranges="'1. Giełda'.A1:'1. Giełda'.A1 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 table:formula="of:=1/(POWER([.A42];2)-1)" office:value-type="float" office:value="50039995859672.2" calcext:value-type="float">
            <text:p>50039995859672,2</text:p>
          </table:table-cell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 table:formula="of:=1/(POWER([.A62];2)-1)" office:value-type="float" office:value="-50039995859672.2" calcext:value-type="float">
            <text:p>-50039995859672,2</text:p>
          </table:table-cell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number-columns-repeated="3"/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3.96" calcext:value-type="float">
            <text:p>3,96</text:p>
          </table:table-cell>
          <table:table-cell table:style-name="ce8" table:formula="of:=RAND()*0.5+0.5" office:value-type="percentage" office:value="0.591431447013747" calcext:value-type="percentage">
            <text:p>5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5.17" calcext:value-type="float">
            <text:p>5,17</text:p>
          </table:table-cell>
          <table:table-cell table:style-name="ce8" table:formula="of:=RAND()*0.5+0.5" office:value-type="percentage" office:value="0.645237243326847" calcext:value-type="percentage">
            <text:p>6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2.77" calcext:value-type="float">
            <text:p>2,77</text:p>
          </table:table-cell>
          <table:table-cell table:style-name="ce8" table:formula="of:=RAND()*0.5+0.5" office:value-type="percentage" office:value="0.616712875140365" calcext:value-type="percentage">
            <text:p>6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4.83" calcext:value-type="float">
            <text:p>4,83</text:p>
          </table:table-cell>
          <table:table-cell table:style-name="ce8" table:formula="of:=RAND()*0.5+0.5" office:value-type="percentage" office:value="0.899044803983998" calcext:value-type="percentage">
            <text:p>90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2.03" calcext:value-type="float">
            <text:p>2,03</text:p>
          </table:table-cell>
          <table:table-cell table:style-name="ce8" table:formula="of:=RAND()*0.5+0.5" office:value-type="percentage" office:value="0.82156324951211" calcext:value-type="percentage">
            <text:p>8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3.45" calcext:value-type="float">
            <text:p>3,45</text:p>
          </table:table-cell>
          <table:table-cell table:style-name="ce8" table:formula="of:=RAND()*0.5+0.5" office:value-type="percentage" office:value="0.828522592026275" calcext:value-type="percentage">
            <text:p>8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4.72" calcext:value-type="float">
            <text:p>4,72</text:p>
          </table:table-cell>
          <table:table-cell table:style-name="ce8" table:formula="of:=RAND()*0.5+0.5" office:value-type="percentage" office:value="0.791673278959934" calcext:value-type="percentage">
            <text:p>7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2.96" calcext:value-type="float">
            <text:p>2,96</text:p>
          </table:table-cell>
          <table:table-cell table:style-name="ce8" table:formula="of:=RAND()*0.5+0.5" office:value-type="percentage" office:value="0.73116388003109" calcext:value-type="percentage">
            <text:p>7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2.65" calcext:value-type="float">
            <text:p>2,65</text:p>
          </table:table-cell>
          <table:table-cell table:style-name="ce8" table:formula="of:=RAND()*0.5+0.5" office:value-type="percentage" office:value="0.978259091789369" calcext:value-type="percentage">
            <text:p>9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4.14" calcext:value-type="float">
            <text:p>4,14</text:p>
          </table:table-cell>
          <table:table-cell table:style-name="ce8" table:formula="of:=RAND()*0.5+0.5" office:value-type="percentage" office:value="0.929161765205208" calcext:value-type="percentage">
            <text:p>93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1">00.00.0000</text:date>, <text:time style:data-style-name="N2" text:time-value="09:28:18.99047802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1T09:41:13.002343342</dc:date>
    <meta:generator>LibreOffice/5.4.2.2$Linux_X86_64 LibreOffice_project/40m0$Build-2</meta:generator>
    <meta:editing-duration>PT2H3M14S</meta:editing-duration>
    <meta:editing-cycles>22</meta:editing-cycles>
    <meta:document-statistic meta:table-count="7" meta:cell-count="522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adff2f" draw:fill-image-name="Pebbles" draw:fill-image-width="3.316cm" draw:fill-image-height="3.316cm" style:repeat="no-repeat" draw:fill-image-ref-point="center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10084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4">
      <style:chart-properties chart:display-label="true" chart:logarithmic="false" chart:maximum="5000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4">
      <style:chart-properties chart:symbol-type="none" chart:link-data-style-to-source="true"/>
      <style:graphic-properties svg:stroke-width="0.08cm" svg:stroke-color="#ff4500" draw:fill-color="#ff45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946cm" svg:height="11.219cm" xlink:href=".." xlink:type="simple" chart:class="chart:line" chart:style-name="ch1">
        <chart:title svg:x="7.249cm" svg:y="0.522cm" chart:style-name="ch2">
          <text:p>wykres giełdowy</text:p>
        </chart:title>
        <chart:subtitle svg:x="7.884cm" svg:y="1.363cm" chart:style-name="ch3">
          <text:p>za rok 2012</text:p>
        </chart:subtitle>
        <chart:legend svg:x="14.236cm" svg:y="5.257cm" style:legend-expansion="custom" chartooo:width="2.96cm" chartooo:height="0.598cm" style:legend-expansion-aspect-ratio="4.94983277591973" chart:style-name="ch4"/>
        <chart:plot-area chart:style-name="ch5" table:cell-range-address="'1. Giełda'.A1:'1. Giełda'.B22" chart:data-source-has-labels="both" svg:x="1.86cm" svg:y="2.703cm" svg:width="12.225cm" svg:height="6.898cm">
          <chartooo:coordinate-region svg:x="3.619cm" svg:y="2.902cm" svg:width="9.787cm" svg:height="6.052cm"/>
          <chart:axis chart:dimension="x" chart:name="primary-x" chart:style-name="ch6" chartooo:axis-type="auto">
            <chartooo:date-scale/>
            <chart:title svg:x="7.571cm" svg:y="9.825cm" chart:style-name="ch7">
              <text:p>Data</text:p>
            </chart:title>
            <chart:categories table:cell-range-address="'1. Giełda'.A2:'1. Giełda'.A22"/>
          </chart:axis>
          <chart:axis chart:dimension="y" chart:name="primary-y" chart:style-name="ch8">
            <chart:title svg:x="0.942cm" svg:y="6.791cm" chart:style-name="ch9">
              <text:p>Wartość</text:p>
            </chart:title>
            <chart:grid chart:style-name="ch10" chart:class="major"/>
          </chart:axis>
          <chart:series chart:style-name="ch11" chart:values-cell-range-address="'1. Giełda'.B2:'1. Giełda'.B22" chart:label-cell-address="'1. Giełda'.B1:'1. Giełda'.B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